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058" officeooo:paragraph-rsid="00058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hup /opt/spark/bin/spark-submit --master local[*] --conf "spark.driver.maxResultSize=110g" --driver-memory 110g /home/IAIS/hwang/SparkWord2Vec/SparkWord2Vec_msyn1.jar file:///home/IAIS/hwang/SparkWord2Vec/DATA/WestburyLab.Wikipedia.Corpus.txt 20 5_0 20 10 5 50 2000_10000 0.1 0.9 true /home/IAIS/hwang/SparkWord2Vec/DATA/evaluationWords /home/IAIS/hwang/SparkWord2Vec/resultsData/r1sense &gt; log_msyn1_vec50_lr0.1_gm0.9_dpl01 2&gt; log_msyn1_vec50_lr0.1_gm0.9_dpl01_err &amp;</text:p>
      <text:p text:style-name="P1"></text:p>
      <text:p text:style-name="P1">nohup /opt/spark/bin/spark-submit --master local[*] --conf "spark.driver.maxResultSize=110g" --driver-memory 110g /home/IAIS/hwang/SparkWord2Vec/SparkWord2Vec_msyn1.jar file:///home/IAIS/hwang/SparkWord2Vec/DATA/WestburyLab.Wikipedia.Corpus.txt 20 5_0 20 10 5 50 2000_10000 0.01 0.95 true /home/IAIS/hwang/SparkWord2Vec/DATA/evaluationWords /home/IAIS/hwang/SparkWord2Vec/resultsData/r1sense &gt; log_msyn1_vec50_lr0.01_gm0.95_dpl02 2&gt; log_msyn1_vec50_lr0.01_gm0.95_dpl02_err &amp;</text:p>
      <text:p text:style-name="P1"></text:p>
      <text:p text:style-name="P1">nohup /opt/spark/bin/spark-submit --master local[*] --conf "spark.driver.maxResultSize=110g" --driver-memory 110g /home/IAIS/hwang/SparkWord2Vec/SparkWord2Vec.jar file:///home/IAIS/hwang/SparkWord2Vec/DATA/WestburyLab.Wikipedia.Corpus.txt 20 0_10 20 10 5 50 7000_10000 0.1 0.9 true /home/IAIS/hwang/SparkWord2Vec/DATA/evaluationWords /home/IAIS/hwang/SparkWord2Vec/resultsData/r1sense/Jun-23-15-43-24-Para:20,1,20,10,5,50,2000_10000,0.1,0.9,true,184 /home/IAIS/hwang/SparkWord2Vec/resultsData/rmsense &gt; log_1syn1_vec50_lr0.1_gm0.9_dpl03 2&gt; log_1syn1_vec50_lr0.1_gm0.9_dpl03_err &amp;</text:p>
      <text:p text:style-name="P1"></text:p>
      <text:p text:style-name="P1">nohup /opt/spark/bin/spark-submit --master local[*] --conf "spark.driver.maxResultSize=110g" --driver-memory 110g /home/IAIS/hwang/SparkWord2Vec/SparkWord2Vec.jar file:///home/IAIS/hwang/SparkWord2Vec/DATA/WestburyLab.Wikipedia.Corpus.txt 20 0_10 20 10 5 50 7000_100000 0.1 0.9 true /home/IAIS/hwang/SparkWord2Vec/DATA/evaluationWords /home/IAIS/hwang/SparkWord2Vec/resultsData/r1sense/Jun-23-15-43-24-Para:20,1,20,10,5,50,2000_10000,0.1,0.9,true,184 /home/IAIS/hwang/SparkWord2Vec/resultsData/rmsense &gt; log_1syn1_vec50_lr0.1_gm0.9_dpl04 2&gt; log_1syn1_vec50_lr0.1_gm0.9_dpl04_err &amp;</text:p>
      <text:p text:style-name="P1"></text:p>
      <text:p text:style-name="P1">nohup /opt/spark/bin/spark-submit --master local[*] --conf "spark.driver.maxResultSize=110g" --driver-memory 110g /home/IAIS/hwang/SparkWord2Vec/SparkWord2Vec.jar file:///home/IAIS/hwang/SparkWord2Vec/DATA/WestburyLab.Wikipedia.Corpus.txt 20 0_10 20 10 5 50 2000_100000 0.1 0.9 true /home/IAIS/hwang/SparkWord2Vec/DATA/evaluationWords /home/IAIS/hwang/SparkWord2Vec/resultsData/r1sense/Jun-23-15-43-24-Para:20,1,20,10,5,50,2000_10000,0.1,0.9,true,184 /home/IAIS/hwang/SparkWord2Vec/resultsData/rmsense &gt; log_1syn1_vec50_lr0.1_gm0.9_dpl05 2&gt; log_1syn1_vec50_lr0.1_gm0.9_dpl05_err &amp;</text:p>
      <text:p text:style-name="P1"></text:p>
      <text:p text:style-name="P1">nohup /home/IAIS/hwang/spark/bin/spark-submit --master local[*] --conf "spark.driver.maxResultSize=110g" --driver-memory 110g /home/IAIS/hwang/SparkWord2Vec/SparkWord2Vec.jar file:///home/IAIS/hwang/SparkWord2Vec/DATA/WestburyLab.Wikipedia.Corpus.txt 20 5_0 20 10 5 150 2000_10000 0.1 0.9 true /home/IAIS/hwang/SparkWord2Vec/DATA/evaluationWords /home/IAIS/hwang/SparkWord2Vec/resultsData/r1sense &gt; log_1syn1_vec150_lr0.1_gm0.9_ram01 2&gt; log_1syn1_vec150_lr0.1_gm0.9_ram01_err &amp;</text:p>
      <text:p text:style-name="P1"></text:p>
      <text:p text:style-name="P1">nohup /home/IAIS/hwang/spark/bin/spark-submit --master local[*] --conf "spark.driver.maxResultSize=110g" --driver-memory 110g /home/IAIS/hwang/SparkWord2Vec/SparkWord2Vec.jar <text:soft-page-break/>file:///home/IAIS/hwang/SparkWord2Vec/DATA/WestburyLab.Wikipedia.Corpus.txt 20 5_0 20 10 5 150 2000_10000 0.01 0.95 true /home/IAIS/hwang/SparkWord2Vec/DATA/evaluationWords /home/IAIS/hwang/SparkWord2Vec/resultsData/r1sense &gt; log_1syn1_vec150_lr0.01_gm0.95_ram02 2&gt; log_1syn1_vec150_lr0.01_gm0.95_ram02_err &amp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3:48:55.478167807</meta:creation-date>
    <meta:generator>LibreOffice/4.2.7.2$Linux_X86_64 LibreOffice_project/420m0$Build-2</meta:generator>
    <dc:date>2016-06-28T13:49:44.201023897</dc:date>
    <meta:editing-duration>P0D</meta:editing-duration>
    <meta:editing-cycles>1</meta:editing-cycles>
    <meta:document-statistic meta:table-count="0" meta:image-count="0" meta:object-count="0" meta:page-count="2" meta:paragraph-count="13" meta:word-count="213" meta:character-count="3654" meta:non-whitespace-character-count="3456"/>
  </office:meta>
</office:document-meta>
</file>